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SimSun" svg:font-family="SimSun"/>
    <style:font-face style:name="Arial Black" svg:font-family="&quot;Arial Black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4" style:family="table-cell" style:parent-style-name="Norm_63__63_" style:data-style-name="N0">
      <style:table-cell-properties fo:border="thin solid #000000" style:vertical-align="middle" fo:background-color="#E6E6E6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5" style:family="table-cell" style:parent-style-name="Norm_63__63_" style:data-style-name="N0">
      <style:table-cell-properties fo:border="thin solid #000000" style:vertical-align="middle" fo:wrap-option="wrap" fo:background-color="#E6E6E6" style:cell-protect="protected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7" style:family="table-cell" style:parent-style-name="Norm_63__63_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Norm_63__63_" style:data-style-name="N30">
      <style:table-cell-properties fo:border="thin solid #000000" style:vertical-align="middle" fo:wrap-option="wrap" fo:background-color="transparent" style:cell-protect="protected"/>
      <style:text-properties fo:font-size="10pt" style:font-size-asian="10pt" style:font-size-complex="10pt"/>
    </style:style>
    <style:style style:name="ce9" style:family="table-cell" style:parent-style-name="Norm_63__63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Norm_63__63_" style:data-style-name="N30">
      <style:table-cell-properties fo:border="thin solid #000000" style:vertical-align="automatic" fo:background-color="transparent" style:cell-protect="protected"/>
      <style:text-properties fo:font-size="10pt" style:font-size-asian="10pt" style:font-size-complex="10pt"/>
    </style:style>
    <style:style style:name="ce11" style:family="table-cell" style:parent-style-name="Norm_63__63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Norm_63__63_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Norm_63__63_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Norm_63__63_" style:data-style-name="N30">
      <style:table-cell-properties fo:border="thin solid #000000" style:vertical-align="automatic" fo:wrap-option="wrap" fo:background-color="transparent" style:cell-protect="protected"/>
      <style:text-properties fo:font-size="10pt" style:font-size-asian="10pt" style:font-size-complex="10pt"/>
    </style:style>
    <style:style style:name="ce15" style:family="table-cell" style:parent-style-name="Norm_63__63_" style:data-style-name="N3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FF" style:font-name="Tahoma" style:font-name-asian="Tahoma" style:font-name-complex="Tahoma"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Tahoma" style:font-name-asian="Tahoma" style:font-name-complex="Tahoma" fo:font-size="10pt" style:font-size-asian="10pt" style:font-size-complex="10pt" fo:font-style="italic" style:font-style-asian="italic" style:font-style-complex="italic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E6E6E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Norm_63__63_" style:data-style-name="N0">
      <style:table-cell-properties fo:border="thin solid #3A3935" style:diagonal-tl-br="thin solid #3A3935" style:vertical-align="middle" fo:background-color="#33B299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25" style:family="table-cell" style:parent-style-name="Norm_63__63_" style:data-style-name="N0">
      <style:table-cell-properties fo:border="thin solid #3A3935" style:vertical-align="middle" fo:background-color="#33B299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6" style:family="table-cell" style:parent-style-name="Norm_63__63_" style:data-style-name="N0">
      <style:table-cell-properties fo:border-top="thin solid #3A3935" fo:border-bottom="thin solid #3A3935" fo:border-left="thin solid #3A3935" fo:border-right="thin solid #000000" style:vertical-align="middle" fo:background-color="#33B299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#EB613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Norm_63__63_" style:data-style-name="N0">
      <style:table-cell-properties fo:border-top="thin solid #3A3935" fo:border-bottom="thin solid #000000" fo:border-left="thin solid #3A3935" fo:border-right="thin solid #3A3935" style:vertical-align="middle" fo:background-color="#33B299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31" style:family="table-cell" style:parent-style-name="Norm_63__63_" style:data-style-name="N0">
      <style:table-cell-properties fo:border-top="thin solid #000000" fo:border-bottom="thin solid #3A3935" fo:border-left="thin solid #000000" fo:border-right="thin solid #000000" style:vertical-align="middle" fo:background-color="#C0C0C0" style:cell-protect="protected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2" style:family="table-cell" style:parent-style-name="Norm_63__63_" style:data-style-name="N0">
      <style:table-cell-properties fo:border-top="thin solid #3A3935" fo:border-bottom="thin solid #3A3935" fo:border-left="thin solid #000000" fo:border-right="thin solid #000000" style:vertical-align="middle" fo:background-color="#C0C0C0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33" style:family="table-cell" style:parent-style-name="Norm_63__63_" style:data-style-name="N0">
      <style:table-cell-properties fo:border-top="thin solid #3A3935" fo:border-bottom="thin solid #000000" fo:border-left="thin solid #000000" fo:border-right="thin solid #3A3935" style:vertical-align="middle" fo:background-color="#C0C0C0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8.5725cm"/>
    </style:style>
    <style:style style:name="co5" style:family="table-column">
      <style:table-column-properties fo:break-before="auto" style:column-width="7.381875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6.53520833333333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4.127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7.85pt" style:use-optimal-row-height="fals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15.2pt" style:use-optimal-row-height="false" fo:break-before="auto"/>
    </style:style>
    <style:style style:name="ro4" style:family="table-row">
      <style:table-row-properties style:row-height="16.7pt" style:use-optimal-row-height="false" fo:break-before="auto"/>
    </style:style>
    <style:style style:name="ro5" style:family="table-row">
      <style:table-row-properties style:row-height="25.5pt" style:use-optimal-row-height="fals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28.35pt" style:use-optimal-row-height="false" fo:break-before="auto"/>
    </style:style>
    <style:style style:name="ro9" style:family="table-row">
      <style:table-row-properties style:row-height="49.1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20.25pt" style:use-optimal-row-height="true" fo:break-before="auto"/>
    </style:style>
    <style:style style:name="ro12" style:family="table-row">
      <style:table-row-properties style:row-height="26.45pt" style:use-optimal-row-height="false" fo:break-before="auto"/>
    </style:style>
    <style:style style:name="ro13" style:family="table-row">
      <style:table-row-properties style:row-height="44.45pt" style:use-optimal-row-height="false" fo:break-before="auto"/>
    </style:style>
    <style:style style:name="ro14" style:family="table-row">
      <style:table-row-properties style:row-height="38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4" style:family="table-cell" style:parent-style-name="Norm_63__63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  <style:map style:condition="cell-content()=&quot;Positivo&quot;" style:apply-style-name="cf8"/>
      <style:map style:condition="cell-content()=&quot;Negativo&quot;" style:apply-style-name="cf7"/>
    </style:style>
    <style:style style:name="ce35" style:family="table-cell" style:parent-style-name="Norm_63__63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cell-content()=&quot;Alta&quot;" style:apply-style-name="cf1"/>
      <style:map style:condition="cell-content()=&quot;Média&quot;" style:apply-style-name="cf5"/>
      <style:map style:condition="cell-content()=&quot;Baixa&quot;" style:apply-style-name="cf3"/>
    </style:style>
    <style:style style:name="ce36" style:family="table-cell" style:parent-style-name="Norm_63__63_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/>
      <style:map style:condition="cell-content()=&quot;Baixa&quot;" style:apply-style-name="cf4"/>
      <style:map style:condition="cell-content()=&quot;Média&quot;" style:apply-style-name="cf6"/>
      <style:map style:condition="cell-content()=&quot;Alta&quot;" style:apply-style-name="cf2"/>
    </style:style>
    <style:style style:name="ce37" style:family="table-cell" style:parent-style-name="Norm_63__63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cell-content()=&quot;Alto&quot;" style:apply-style-name="cf1"/>
      <style:map style:condition="cell-content()=&quot;Médio&quot;" style:apply-style-name="cf5"/>
      <style:map style:condition="cell-content()=&quot;Baixo&quot;" style:apply-style-name="cf3"/>
    </style:style>
    <style:style style:name="ce38" style:family="table-cell" style:parent-style-name="Default" style:data-style-name="N0">
      <style:table-cell-properties fo:border="thin solid #000000" style:vertical-align="middle" fo:background-color="#94BD5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cell-content()=&quot;Baixa&quot;" style:apply-style-name="cf3"/>
      <style:map style:condition="cell-content()=&quot;Média&quot;" style:apply-style-name="cf5"/>
      <style:map style:condition="cell-content()=&quot;Alta&quot;" style:apply-style-name="cf1"/>
    </style:style>
    <style:style style:name="ce39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cell-content()=&quot;Baixa&quot;" style:apply-style-name="cf3"/>
      <style:map style:condition="cell-content()=&quot;Média&quot;" style:apply-style-name="cf5"/>
      <style:map style:condition="cell-content()=&quot;Alta&quot;" style:apply-style-name="cf1"/>
    </style:style>
    <style:style style:name="ce40" style:family="table-cell" style:parent-style-name="Default" style:data-style-name="N0">
      <style:table-cell-properties fo:border="thin solid #000000" style:vertical-align="middle" fo:background-color="#EB613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cell-content()=&quot;Baixa&quot;" style:apply-style-name="cf3"/>
      <style:map style:condition="cell-content()=&quot;Média&quot;" style:apply-style-name="cf5"/>
      <style:map style:condition="cell-content()=&quot;Alta&quot;" style:apply-style-name="cf1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Positivo&quot;;&quot;Negativo&quot;)">
          <table:help-message/>
          <table:error-message/>
        </table:content-validation>
        <table:content-validation table:name="val2" table:condition="cell-content-is-in-list(&quot;Baixa&quot;;&quot;Média&quot;;&quot;Alta&quot;)">
          <table:help-message/>
          <table:error-message/>
        </table:content-validation>
        <table:content-validation table:name="val3" table:condition="cell-content-is-in-list(&quot;Baixo&quot;;&quot;Médio&quot;;&quot;Alto&quot;)">
          <table:help-message/>
          <table:error-message/>
        </table:content-validation>
        <table:content-validation table:name="val4" table:condition="cell-content-is-in-list(&quot;Aceitar&quot;;&quot;Mitigar&quot;;&quot;Eliminar&quot;;&quot;Transferir&quot;;&quot;Explorar&quot;;&quot;Compartilhar&quot;;&quot;Melhorar&quot;)">
          <table:help-message/>
          <table:error-message table:display="true"/>
        </table:content-validation>
        <table:content-validation table:name="val5">
          <table:help-message table:display="true">
            <text:p>Mitigar</text:p>
            <text:p>Aceitar</text:p>
            <text:p>Transferir</text:p>
            <text:p>Evitar</text:p>
          </table:help-message>
          <table:error-message/>
        </table:content-validation>
        <table:content-validation table:name="val6" table:condition="cell-content-is-in-list(&quot;Aberto&quot;;&quot;Fechado&quot;;&quot;Em Andamento&quot;)" table:allow-empty-cell="false">
          <table:help-message/>
          <table:error-message table:display="true"/>
        </table:content-validation>
      </table:content-validations>
      <table:table table:name="Planilha_de_Risc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11" table:default-cell-style-name="ce1"/>
        <table:table-column table:style-name="co12" table:number-columns-repeated="15360" table:default-cell-style-name="ce1"/>
        <table:table-row table:style-name="ro1">
          <table:table-cell office:value-type="string" table:number-columns-spanned="2" table:number-rows-spanned="4" table:style-name="ce16">
            <text:p>&lt;Inserir logo.&gt;</text:p>
          </table:table-cell>
          <table:covered-table-cell/>
          <table:table-cell office:value-type="string" table:number-columns-spanned="10" table:number-rows-spanned="1" table:style-name="ce17">
            <text:p>&lt;Inserir nome do Projeto.&gt;</text:p>
          </table:table-cell>
          <table:covered-table-cell table:number-columns-repeated="9"/>
          <table:table-cell table:number-columns-spanned="1" table:number-rows-spanned="4" table:style-name="ce18"/>
          <table:table-cell table:number-columns-repeated="16371"/>
        </table:table-row>
        <table:table-row table:style-name="ro2">
          <table:covered-table-cell/>
          <table:covered-table-cell/>
          <table:table-cell table:number-columns-spanned="10" table:number-rows-spanned="1" table:style-name="ce19"/>
          <table:covered-table-cell table:number-columns-repeated="9"/>
          <table:covered-table-cell/>
          <table:table-cell table:number-columns-repeated="16371"/>
        </table:table-row>
        <table:table-row table:style-name="ro3">
          <table:covered-table-cell/>
          <table:covered-table-cell/>
          <table:table-cell table:number-columns-spanned="10" table:number-rows-spanned="1" table:style-name="ce20"/>
          <table:covered-table-cell table:number-columns-repeated="9"/>
          <table:covered-table-cell/>
          <table:table-cell table:number-columns-repeated="16371"/>
        </table:table-row>
        <table:table-row table:style-name="ro4">
          <table:covered-table-cell/>
          <table:covered-table-cell/>
          <table:table-cell table:number-columns-spanned="10" table:number-rows-spanned="1" table:style-name="ce18"/>
          <table:covered-table-cell table:number-columns-repeated="9"/>
          <table:covered-table-cell/>
          <table:table-cell table:number-columns-repeated="16371"/>
        </table:table-row>
        <table:table-row table:style-name="ro5">
          <table:table-cell office:value-type="string" table:number-columns-spanned="13" table:number-rows-spanned="1" table:style-name="ce22">
            <text:p>PLANILHA DE RISCO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1" table:style-name="ce23">
            <text:p>Código / Sigla:</text:p>
          </table:table-cell>
          <table:covered-table-cell/>
          <table:table-cell table:number-columns-spanned="11" table:number-rows-spanned="1" table:style-name="ce18"/>
          <table:covered-table-cell table:number-columns-repeated="10"/>
          <table:table-cell table:number-columns-repeated="16371" table:style-name="ce2"/>
        </table:table-row>
        <table:table-row table:style-name="ro1">
          <table:table-cell office:value-type="string" table:number-columns-spanned="2" table:number-rows-spanned="1" table:style-name="ce23">
            <text:p>Nome do Projeto:</text:p>
          </table:table-cell>
          <table:covered-table-cell/>
          <table:table-cell table:number-columns-spanned="11" table:number-rows-spanned="1" table:style-name="ce18"/>
          <table:covered-table-cell table:number-columns-repeated="10"/>
          <table:table-cell table:number-columns-repeated="16371" table:style-name="ce2"/>
        </table:table-row>
        <table:table-row table:style-name="ro1">
          <table:table-cell office:value-type="string" table:number-columns-spanned="2" table:number-rows-spanned="1" table:style-name="ce23">
            <text:p>Líder de Projeto:</text:p>
          </table:table-cell>
          <table:covered-table-cell/>
          <table:table-cell table:number-columns-spanned="11" table:number-rows-spanned="1" table:style-name="ce18"/>
          <table:covered-table-cell table:number-columns-repeated="10"/>
          <table:table-cell table:number-columns-repeated="16371" table:style-name="ce2"/>
        </table:table-row>
        <table:table-row table:style-name="ro1">
          <table:table-cell table:number-columns-spanned="13" table:number-rows-spanned="1" table:style-name="ce18"/>
          <table:covered-table-cell table:number-columns-repeated="12"/>
          <table:table-cell table:number-columns-repeated="16371" table:style-name="ce3"/>
        </table:table-row>
        <table:table-row table:style-name="ro7">
          <table:table-cell office:value-type="string" table:style-name="ce4">
            <office:annotation draw:style-name="a0" svg:x="0.53125in" svg:y="1.40625in" svg:width="0.96875in" svg:height="0.46875in">
              <dc:creator/>
              <text:p><text:span text:style-name="T3">Número de Identificação do Risco</text:span></text:p>
            </office:annotation>
            <text:p>Nº</text:p>
          </table:table-cell>
          <table:table-cell office:value-type="string" table:style-name="ce4">
            <office:annotation draw:style-name="a1" svg:x="1.61458333333333in" svg:y="1.41666666666667in" svg:width="1.95833333333333in" svg:height="0.604166666666667in">
              <dc:creator/>
              <text:p><text:span text:style-name="T3">Categoria que o risco se aplica.</text:span></text:p>
              <text:p><text:span text:style-name="T3">Não existe lista fechada de categorias. Elas devem ser definidas pela equipe do projeto</text:span></text:p>
            </office:annotation>
            <text:p>Categoria</text:p>
          </table:table-cell>
          <table:table-cell office:value-type="string" table:style-name="ce4">
            <office:annotation draw:style-name="a2" svg:x="2.47916666666667in" svg:y="1.41666666666667in" svg:width="1.47916666666667in" svg:height="0.34375in">
              <dc:creator/>
              <text:p><text:span text:style-name="T3">O Tipo de Risco pode ser Positivo ou Negativo</text:span></text:p>
            </office:annotation>
            <text:p>Tipo</text:p>
          </table:table-cell>
          <table:table-cell office:value-type="string" table:style-name="ce5">
            <office:annotation draw:style-name="a3" svg:x="5.33333333333333in" svg:y="1.41666666666667in" svg:width="1.79166666666667in" svg:height="0.291666666666667in">
              <dc:creator/>
              <text:p><text:span text:style-name="T3">Descrição do Evento de Risco</text:span></text:p>
            </office:annotation>
            <text:p>Descrição do Risco</text:p>
          </table:table-cell>
          <table:table-cell office:value-type="string" table:style-name="ce5">
            <office:annotation draw:style-name="a4" svg:x="7.78125in" svg:y="1.40625in" svg:width="2.16666666666667in" svg:height="0.333333333333333in">
              <dc:creator/>
              <text:p><text:span text:style-name="T3">Descreva as consequências, caso o risco aconteça.</text:span></text:p>
            </office:annotation>
            <text:p>Consequência</text:p>
          </table:table-cell>
          <table:table-cell office:value-type="string" table:style-name="ce5">
            <office:annotation draw:style-name="a5" svg:x="8.875in" svg:y="1.40625in" svg:width="0.96875in" svg:height="0.541666666666667in">
              <dc:creator/>
              <text:p><text:span text:style-name="T3">Determine a Probabilidade de Ocorrência do Risco</text:span></text:p>
            </office:annotation>
            <text:p>Probabilidade de Ocorrência</text:p>
          </table:table-cell>
          <table:table-cell office:value-type="string" table:style-name="ce5">
            <office:annotation draw:style-name="a6" svg:x="9.63541666666667in" svg:y="1.40625in" svg:width="1.78125in" svg:height="0.3125in">
              <dc:creator/>
              <text:p><text:span text:style-name="T3">Determine o Impacto do Risco</text:span></text:p>
            </office:annotation>
            <text:p>Impacto</text:p>
          </table:table-cell>
          <table:table-cell office:value-type="string" table:style-name="ce5">
            <office:annotation draw:style-name="a7" svg:x="10.5in" svg:y="1.40625in" svg:width="1.57291666666667in" svg:height="0.59375in">
              <dc:creator/>
              <text:p><text:span text:style-name="T3">A severidade é a matriz de Probabilidade X Impacto, conforme a tabela descrita nesta planilha.</text:span></text:p>
            </office:annotation>
            <text:p>Severidade</text:p>
          </table:table-cell>
          <table:table-cell office:value-type="string" table:style-name="ce5">
            <office:annotation draw:style-name="a8" svg:x="11.25in" svg:y="1.40625in" svg:width="2.48958333333333in" svg:height="0.395833333333333in">
              <dc:creator/>
              <text:p><text:span text:style-name="T3">Descreva as ações que possam diminuir a probabilidade ou o impacto do risco</text:span></text:p>
            </office:annotation>
            <text:p>Ação</text:p>
          </table:table-cell>
          <table:table-cell office:value-type="string" table:style-name="ce5">
            <office:annotation draw:style-name="a9" svg:x="13.4166666666667in" svg:y="1.15625in" svg:width="1.9375in" svg:height="0.447916666666667in">
              <dc:creator/>
              <text:p><text:span text:style-name="T3">É a descrição de um evento que se ocorrer irá transformar o risco em um problema.</text:span></text:p>
            </office:annotation>
            <text:p>Gatilho</text:p>
          </table:table-cell>
          <table:table-cell office:value-type="string" table:style-name="ce5">
            <office:annotation draw:style-name="a10" svg:x="12.6458333333333in" svg:y="1.19791666666667in" svg:width="1.73958333333333in" svg:height="0.479166666666667in">
              <dc:creator/>
              <text:p><text:span text:style-name="T4">Defina as ações a serem executadas se eventos de risco ocorrerem.</text:span></text:p>
            </office:annotation>
            <text:p>Resposta ao Risco</text:p>
          </table:table-cell>
          <table:table-cell office:value-type="string" table:style-name="ce5">
            <office:annotation draw:style-name="a11" svg:x="16.8958333333333in" svg:y="1.41666666666667in" svg:width="0.958333333333333in" svg:height="0.46875in">
              <dc:creator/>
              <text:p><text:span text:style-name="T3">Defina o Responsável pelo Risco.</text:span></text:p>
            </office:annotation>
            <text:p>Responsável</text:p>
          </table:table-cell>
          <table:table-cell office:value-type="string" table:style-name="ce5">
            <office:annotation draw:style-name="a12" svg:x="18.2708333333333in" svg:y="1.41666666666667in" svg:width="0.958333333333333in" svg:height="0.34375in">
              <dc:creator/>
              <text:p><text:span text:style-name="T3">Defina o o estado do Risco</text:span></text:p>
            </office:annotation>
            <text:p>Status</text:p>
          </table:table-cell>
          <table:table-cell table:number-columns-repeated="16371" table:style-name="ce6"/>
        </table:table-row>
        <table:table-row table:style-name="ro8">
          <table:table-cell table:style-name="ce7"/>
          <table:table-cell table:style-name="ce8"/>
          <table:table-cell table:content-validation-name="val1" table:style-name="ce34"/>
          <table:table-cell table:style-name="ce8"/>
          <table:table-cell table:style-name="ce10"/>
          <table:table-cell table:content-validation-name="val2" table:style-name="ce35"/>
          <table:table-cell table:content-validation-name="val3" table:style-name="ce37"/>
          <table:table-cell table:style-name="ce36"/>
          <table:table-cell table:content-validation-name="val4" table:style-name="ce9"/>
          <table:table-cell table:number-columns-repeated="2" table:style-name="ce8"/>
          <table:table-cell table:style-name="ce13"/>
          <table:table-cell table:content-validation-name="val6" table:style-name="ce9"/>
          <table:table-cell table:number-columns-repeated="16371" table:style-name="ce3"/>
        </table:table-row>
        <table:table-row table:number-rows-repeated="14" table:style-name="ro8">
          <table:table-cell table:style-name="ce7"/>
          <table:table-cell table:style-name="ce8"/>
          <table:table-cell table:content-validation-name="val1" table:style-name="ce34"/>
          <table:table-cell table:style-name="ce8"/>
          <table:table-cell table:style-name="ce10"/>
          <table:table-cell table:content-validation-name="val2" table:style-name="ce35"/>
          <table:table-cell table:content-validation-name="val3" table:style-name="ce37"/>
          <table:table-cell table:style-name="ce36"/>
          <table:table-cell table:content-validation-name="val4" table:style-name="ce9"/>
          <table:table-cell table:number-columns-repeated="2" table:style-name="ce14"/>
          <table:table-cell table:style-name="ce15"/>
          <table:table-cell table:content-validation-name="val6" table:style-name="ce9"/>
          <table:table-cell table:number-columns-repeated="16371" table:style-name="ce3"/>
        </table:table-row>
        <table:table-row table:style-name="ro8">
          <table:table-cell table:style-name="ce7"/>
          <table:table-cell table:style-name="ce8"/>
          <table:table-cell table:content-validation-name="val1" table:style-name="ce34"/>
          <table:table-cell table:style-name="ce8"/>
          <table:table-cell table:style-name="ce10"/>
          <table:table-cell table:content-validation-name="val2" table:style-name="ce35"/>
          <table:table-cell table:content-validation-name="val3" table:style-name="ce37"/>
          <table:table-cell table:style-name="ce36"/>
          <table:table-cell table:content-validation-name="val4" table:style-name="ce9"/>
          <table:table-cell table:number-columns-repeated="2" table:style-name="ce14"/>
          <table:table-cell table:style-name="ce15"/>
          <table:table-cell table:content-validation-name="val6" table:style-name="ce9"/>
          <table:table-cell table:number-columns-repeated="16371" table:style-name="ce2"/>
        </table:table-row>
        <table:table-row table:number-rows-repeated="13" table:style-name="ro8">
          <table:table-cell table:style-name="ce7"/>
          <table:table-cell table:style-name="ce8"/>
          <table:table-cell table:content-validation-name="val1" table:style-name="ce34"/>
          <table:table-cell table:style-name="ce8"/>
          <table:table-cell table:style-name="ce10"/>
          <table:table-cell table:content-validation-name="val2" table:style-name="ce35"/>
          <table:table-cell table:content-validation-name="val3" table:style-name="ce37"/>
          <table:table-cell table:style-name="ce36"/>
          <table:table-cell table:content-validation-name="val4" table:style-name="ce9"/>
          <table:table-cell table:number-columns-repeated="2" table:style-name="ce14"/>
          <table:table-cell table:style-name="ce15"/>
          <table:table-cell table:content-validation-name="val6" table:style-name="ce9"/>
          <table:table-cell table:number-columns-repeated="16371"/>
        </table:table-row>
        <table:table-row table:number-rows-repeated="9" table:style-name="ro9">
          <table:table-cell table:number-columns-repeated="9" table:style-name="ce1"/>
          <table:table-cell table:content-validation-name="val5" table:style-name="ce1"/>
          <table:table-cell table:number-columns-repeated="16374" table:style-name="ce1"/>
        </table:table-row>
        <table:table-row table:number-rows-repeated="35" table:style-name="ro9">
          <table:table-cell table:number-columns-repeated="9"/>
          <table:table-cell table:content-validation-name="val5" table:style-name="ce1"/>
          <table:table-cell table:number-columns-repeated="16374"/>
        </table:table-row>
        <table:table-row table:number-rows-repeated="1048493" table:style-name="ro10">
          <table:table-cell table:number-columns-repeated="16384"/>
        </table:table-row>
      </table:table>
      <table:table table:name="Tabela_de_severidade" table:style-name="ta2">
        <table:table-column table:style-name="co7" table:number-columns-repeated="5" table:default-cell-style-name="ce1"/>
        <table:table-column table:style-name="co12" table:number-columns-repeated="16379" table:default-cell-style-name="ce1"/>
        <table:table-row table:style-name="ro11">
          <table:table-cell office:value-type="string" table:number-columns-spanned="5" table:number-rows-spanned="1" table:style-name="ce31">
            <text:p>Tabela de Severidade</text:p>
          </table:table-cell>
          <table:covered-table-cell table:number-columns-repeated="4"/>
          <table:table-cell table:number-columns-repeated="16379"/>
        </table:table-row>
        <table:table-row table:style-name="ro12">
          <table:table-cell office:value-type="string" table:number-columns-spanned="5" table:number-rows-spanned="1" table:style-name="ce32">
            <text:p>Impacto</text:p>
          </table:table-cell>
          <table:covered-table-cell table:number-columns-repeated="4"/>
          <table:table-cell table:number-columns-repeated="16379"/>
        </table:table-row>
        <table:table-row table:style-name="ro13">
          <table:table-cell office:value-type="string" table:number-columns-spanned="1" table:number-rows-spanned="4" table:style-name="ce33">
            <text:p>Probabilidade</text:p>
          </table:table-cell>
          <table:table-cell table:style-name="ce24"/>
          <table:table-cell office:value-type="string" table:style-name="ce25">
            <text:p>Baixo</text:p>
          </table:table-cell>
          <table:table-cell office:value-type="string" table:style-name="ce25">
            <text:p>Médio</text:p>
          </table:table-cell>
          <table:table-cell office:value-type="string" table:style-name="ce26">
            <text:p>Alto</text:p>
          </table:table-cell>
          <table:table-cell table:number-columns-repeated="16379"/>
        </table:table-row>
        <table:table-row table:style-name="ro13">
          <table:covered-table-cell/>
          <table:table-cell office:value-type="string" table:style-name="ce25">
            <text:p>Baixa</text:p>
          </table:table-cell>
          <table:table-cell office:value-type="string" table:style-name="ce38">
            <text:p>Baixa</text:p>
          </table:table-cell>
          <table:table-cell office:value-type="string" table:style-name="ce38">
            <text:p>Baixa</text:p>
          </table:table-cell>
          <table:table-cell office:value-type="string" table:style-name="ce39">
            <text:p>Média</text:p>
          </table:table-cell>
          <table:table-cell table:number-columns-repeated="16379"/>
        </table:table-row>
        <table:table-row table:style-name="ro14">
          <table:covered-table-cell/>
          <table:table-cell office:value-type="string" table:style-name="ce25">
            <text:p>Média</text:p>
          </table:table-cell>
          <table:table-cell office:value-type="string" table:style-name="ce38">
            <text:p>Baixa</text:p>
          </table:table-cell>
          <table:table-cell office:value-type="string" table:style-name="ce39">
            <text:p>Média</text:p>
          </table:table-cell>
          <table:table-cell office:value-type="string" table:style-name="ce40">
            <text:p>Alta</text:p>
          </table:table-cell>
          <table:table-cell table:number-columns-repeated="16379"/>
        </table:table-row>
        <table:table-row table:style-name="ro14">
          <table:covered-table-cell/>
          <table:table-cell office:value-type="string" table:style-name="ce30">
            <text:p>Alta</text:p>
          </table:table-cell>
          <table:table-cell office:value-type="string" table:style-name="ce39">
            <text:p>Média</text:p>
          </table:table-cell>
          <table:table-cell office:value-type="string" table:style-name="ce40">
            <text:p>Alta</text:p>
          </table:table-cell>
          <table:table-cell office:value-type="string" table:style-name="ce40">
            <text:p>Alta</text:p>
          </table:table-cell>
          <table:table-cell table:number-columns-repeated="16379"/>
        </table:table-row>
        <table:table-row table:number-rows-repeated="1048570" table:style-name="ro10">
          <table:table-cell table:number-columns-repeated="16384"/>
        </table:table-row>
      </table:table>
      <table:named-expressions>
        <table:named-range table:name="Ação" table:cell-range-address="Planilha_de_Riscos.$J$5:Planilha_de_Riscos.$J$65346" table:base-cell-address="Planilha_de_Risc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SimSun" svg:font-family="SimSun"/>
    <style:font-face style:name="Arial Black" svg:font-family="&quot;Arial Black&quot;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EB613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orm_63__63_" style:display-name="Norm??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em_32_t_237_tulo1" style:display-name="Sem título1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10" style:display-name="Sem título10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11" style:display-name="Sem título11" style:family="table-cell" style:data-style-name="N0">
      <style:table-cell-properties style:vertical-align="automatic" fo:background-color="#94BD5E"/>
    </style:style>
    <style:style style:name="Sem_32_t_237_tulo12" style:display-name="Sem título12" style:family="table-cell" style:data-style-name="N0">
      <style:table-cell-properties style:vertical-align="automatic" fo:background-color="#FFFF99"/>
    </style:style>
    <style:style style:name="Sem_32_t_237_tulo13" style:display-name="Sem título13" style:family="table-cell" style:data-style-name="N0">
      <style:table-cell-properties style:vertical-align="automatic" fo:background-color="#EB613D"/>
    </style:style>
    <style:style style:name="Sem_32_t_237_tulo14" style:display-name="Sem título14" style:family="table-cell" style:data-style-name="N0">
      <style:table-cell-properties style:vertical-align="automatic" fo:background-color="transparent"/>
      <style:text-properties style:font-name="Arial Black" style:font-name-asian="Arial Black" style:font-name-complex="Arial Black" style:font-family-generic="swiss"/>
    </style:style>
    <style:style style:name="Sem_32_t_237_tulo15" style:display-name="Sem título15" style:family="table-cell" style:data-style-name="N0">
      <style:table-cell-properties style:vertical-align="automatic" fo:background-color="transparent"/>
      <style:text-properties style:font-name="Arial Black" style:font-name-asian="Arial Black" style:font-name-complex="Arial Black" style:font-family-generic="swiss"/>
    </style:style>
    <style:style style:name="Sem_32_t_237_tulo16" style:display-name="Sem título16" style:family="table-cell" style:data-style-name="N0">
      <style:table-cell-properties style:vertical-align="automatic" fo:background-color="transparent"/>
      <style:text-properties style:font-name="Arial Black" style:font-name-asian="Arial Black" style:font-name-complex="Arial Black" style:font-family-generic="swiss"/>
    </style:style>
    <style:style style:name="Sem_32_t_237_tulo17" style:display-name="Sem título17" style:family="table-cell" style:data-style-name="N0">
      <style:table-cell-properties style:vertical-align="automatic" fo:background-color="#94BD5E"/>
      <style:text-properties fo:font-weight="bold" style:font-weight-asian="bold" style:font-weight-complex="bold"/>
    </style:style>
    <style:style style:name="Sem_32_t_237_tulo18" style:display-name="Sem título18" style:family="table-cell" style:data-style-name="N0">
      <style:table-cell-properties style:vertical-align="automatic" fo:background-color="#FFFF99"/>
      <style:text-properties fo:font-weight="bold" style:font-weight-asian="bold" style:font-weight-complex="bold"/>
    </style:style>
    <style:style style:name="Sem_32_t_237_tulo19" style:display-name="Sem título19" style:family="table-cell" style:data-style-name="N0">
      <style:table-cell-properties style:vertical-align="automatic" fo:background-color="#EB613D"/>
      <style:text-properties fo:font-weight="bold" style:font-weight-asian="bold" style:font-weight-complex="bold"/>
    </style:style>
    <style:style style:name="Sem_32_t_237_tulo2" style:display-name="Sem título2" style:family="table-cell" style:data-style-name="N0">
      <style:table-cell-properties style:vertical-align="automatic" fo:background-color="transparent"/>
      <style:text-properties fo:color="#800000" style:font-name="SimSun" style:font-name-asian="SimSun" style:font-name-complex="SimSun" fo:font-size="10pt" style:font-size-asian="10pt" style:font-size-complex="10pt"/>
    </style:style>
    <style:style style:name="Sem_32_t_237_tulo20" style:display-name="Sem título20" style:family="table-cell" style:data-style-name="N0">
      <style:table-cell-properties style:vertical-align="automatic" fo:background-color="transparent"/>
      <style:text-properties fo:color="#000080"/>
    </style:style>
    <style:style style:name="Sem_32_t_237_tulo21" style:display-name="Sem título21" style:family="table-cell" style:data-style-name="N0">
      <style:table-cell-properties style:vertical-align="automatic" fo:background-color="transparent"/>
      <style:text-properties fo:color="#FF0000"/>
    </style:style>
    <style:style style:name="Sem_32_t_237_tulo22" style:display-name="Sem título22" style:family="table-cell" style:data-style-name="N0">
      <style:table-cell-properties style:vertical-align="automatic" fo:background-color="transparent"/>
      <style:text-properties fo:color="#000080"/>
    </style:style>
    <style:style style:name="Sem_32_t_237_tulo23" style:display-name="Sem título23" style:family="table-cell" style:data-style-name="N0">
      <style:table-cell-properties style:vertical-align="automatic" fo:background-color="transparent"/>
      <style:text-properties fo:color="#FF0000"/>
    </style:style>
    <style:style style:name="Sem_32_t_237_tulo24" style:display-name="Sem título24" style:family="table-cell" style:data-style-name="N0">
      <style:table-cell-properties style:vertical-align="automatic" fo:background-color="#94BD5E"/>
    </style:style>
    <style:style style:name="Sem_32_t_237_tulo25" style:display-name="Sem título25" style:family="table-cell" style:data-style-name="N0">
      <style:table-cell-properties style:vertical-align="automatic" fo:background-color="#FFFF99"/>
    </style:style>
    <style:style style:name="Sem_32_t_237_tulo26" style:display-name="Sem título26" style:family="table-cell" style:data-style-name="N0">
      <style:table-cell-properties style:vertical-align="automatic" fo:background-color="#EB613D"/>
    </style:style>
    <style:style style:name="Sem_32_t_237_tulo27" style:display-name="Sem título27" style:family="table-cell" style:data-style-name="N0">
      <style:table-cell-properties style:vertical-align="automatic" fo:background-color="#94BD5E"/>
    </style:style>
    <style:style style:name="Sem_32_t_237_tulo3" style:display-name="Sem título3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4" style:display-name="Sem título4" style:family="table-cell" style:data-style-name="N0">
      <style:table-cell-properties style:vertical-align="automatic" fo:background-color="transparent"/>
      <style:text-properties fo:color="#E6E6FF" style:font-name="SimSun" style:font-name-asian="SimSun" style:font-name-complex="SimSun" fo:font-size="10pt" style:font-size-asian="10pt" style:font-size-complex="10pt"/>
    </style:style>
    <style:style style:name="Sem_32_t_237_tulo5" style:display-name="Sem título5" style:family="table-cell" style:data-style-name="N0">
      <style:table-cell-properties style:vertical-align="automatic" fo:background-color="#EB613D"/>
      <style:text-properties fo:font-size="10pt" style:font-size-asian="10pt" style:font-size-complex="10pt"/>
    </style:style>
    <style:style style:name="Sem_32_t_237_tulo6" style:display-name="Sem título6" style:family="table-cell" style:data-style-name="N0">
      <style:table-cell-properties style:vertical-align="automatic" fo:background-color="#FFFF99"/>
      <style:text-properties fo:font-size="10pt" style:font-size-asian="10pt" style:font-size-complex="10pt"/>
    </style:style>
    <style:style style:name="Sem_32_t_237_tulo7" style:display-name="Sem título7" style:family="table-cell" style:data-style-name="N0">
      <style:table-cell-properties style:vertical-align="automatic" fo:background-color="transparent"/>
      <style:text-properties style:font-name="SimSun" style:font-name-asian="SimSun" style:font-name-complex="SimSun" fo:font-size="10pt" style:font-size-asian="10pt" style:font-size-complex="10pt"/>
    </style:style>
    <style:style style:name="Sem_32_t_237_tulo8" style:display-name="Sem título8" style:family="table-cell" style:data-style-name="N0">
      <style:table-cell-properties style:vertical-align="automatic" fo:background-color="#FFFF00"/>
      <style:text-properties style:font-name="SimSun" style:font-name-asian="SimSun" style:font-name-complex="SimSun" fo:font-size="10pt" style:font-size-asian="10pt" style:font-size-complex="10pt"/>
    </style:style>
    <style:style style:name="Sem_32_t_237_tulo9" style:display-name="Sem título9" style:family="table-cell" style:data-style-name="N0">
      <style:table-cell-properties style:vertical-align="automatic" fo:background-color="#94BD5E"/>
      <style:text-properties fo:font-size="10pt" style:font-size-asian="10pt" style:font-size-complex="10pt"/>
    </style:style>
    <style:style style:name="cf1" style:family="table-cell">
      <style:table-cell-properties fo:background-color="#EB613D"/>
    </style:style>
    <style:style style:name="cf2" style:family="table-cell">
      <style:table-cell-properties fo:background-color="#EB613D"/>
      <style:text-properties fo:font-weight="bold" style:font-weight-asian="bold" style:font-weight-complex="bold"/>
    </style:style>
    <style:style style:name="cf3" style:family="table-cell">
      <style:table-cell-properties fo:background-color="#94BD5E"/>
    </style:style>
    <style:style style:name="cf4" style:family="table-cell">
      <style:table-cell-properties fo:background-color="#94BD5E"/>
      <style:text-properties fo:font-weight="bold" style:font-weight-asian="bold" style:font-weight-complex="bold"/>
    </style:style>
    <style:style style:name="cf5" style:family="table-cell">
      <style:table-cell-properties fo:background-color="#FFFF99"/>
    </style:style>
    <style:style style:name="cf6" style:family="table-cell">
      <style:table-cell-properties fo:background-color="#FFFF99"/>
      <style:text-properties fo:font-weight="bold" style:font-weight-asian="bold" style:font-weight-complex="bold"/>
    </style:style>
    <style:style style:name="cf7" style:family="table-cell">
      <style:text-properties fo:color="#FF0000"/>
    </style:style>
    <style:style style:name="cf8" style:family="table-cell">
      <style:text-properties fo:color="#00008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458267716535433in" fo:margin-bottom="0.094488188976378in" fo:margin-left="0.243700787401575in" fo:margin-right="0.242913385826772in" style:print-orientation="landscape" style:print-page-order="ltr" style:first-page-number="1" style:scale-to="51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Planilha de Riscos</dc:title>
    <dc:description>Documento da Metodologia de Gerenciamento de Projetos do SISP (MGP-SISP).</dc:description>
    <dc:subject>MGP-SISP</dc:subject>
    <meta:keyword>Gerenciamento de Projetos</meta:keyword>
    <dc:creator>Ednaldo</dc:creator>
    <meta:creation-date>2011-03-17T09:41:38Z</meta:creation-date>
    <dc:date>2015-02-27T00:56:43Z</dc:date>
    <meta:editing-cycles>62</meta:editing-cycles>
    <meta:editing-duration>PT153037S</meta:editing-duration>
  </office:meta>
</office:document-meta>
</file>